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bd2de" officeooo:paragraph-rsid="001bd2de" style:font-size-asian="10.5pt"/>
    </style:style>
    <style:style style:name="P2" style:family="paragraph" style:parent-style-name="Standard">
      <style:text-properties fo:language="en" fo:country="GB" officeooo:rsid="001e3f65" officeooo:paragraph-rsid="001e3f65" style:font-size-asian="10.5pt"/>
    </style:style>
    <style:style style:name="P3" style:family="paragraph" style:parent-style-name="Standard">
      <style:text-properties fo:language="en" fo:country="GB" officeooo:rsid="001e3f65" officeooo:paragraph-rsid="00215621" style:font-size-asian="10.5pt"/>
    </style:style>
    <style:style style:name="P4" style:family="paragraph" style:parent-style-name="Standard">
      <style:text-properties fo:language="en" fo:country="GB" officeooo:rsid="00203595" officeooo:paragraph-rsid="00203595" style:font-size-asian="10.5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language="en" fo:country="GB" officeooo:rsid="001bd2de" officeooo:paragraph-rsid="001bd2de" style:font-size-asian="10.5pt"/>
    </style:style>
    <style:style style:name="P6" style:family="paragraph" style:parent-style-name="Standard">
      <style:text-properties fo:language="en" fo:country="GB" officeooo:rsid="001cf727" officeooo:paragraph-rsid="002de838" style:font-size-asian="10.5pt"/>
    </style:style>
    <style:style style:name="P7" style:family="paragraph" style:parent-style-name="Standard" style:list-style-name="L1">
      <style:text-properties fo:language="en" fo:country="GB" officeooo:rsid="001cf727" officeooo:paragraph-rsid="002de838" style:font-size-asian="10.5pt"/>
    </style:style>
    <style:style style:name="P8" style:family="paragraph" style:parent-style-name="Standard">
      <style:text-properties fo:language="en" fo:country="GB" officeooo:rsid="002de838" officeooo:paragraph-rsid="002de838" style:font-size-asian="10.5pt"/>
    </style:style>
    <style:style style:name="P9" style:family="paragraph" style:parent-style-name="Standard" style:list-style-name="L1">
      <style:text-properties fo:language="en" fo:country="GB" officeooo:rsid="002de838" officeooo:paragraph-rsid="002de838" style:font-size-asian="10.5pt"/>
    </style:style>
    <style:style style:name="P10" style:family="paragraph" style:parent-style-name="Standard">
      <style:text-properties fo:language="en" fo:country="GB" officeooo:rsid="001e3f65" officeooo:paragraph-rsid="001e3f65" style:font-size-asian="10.5pt"/>
    </style:style>
    <style:style style:name="T1" style:family="text">
      <style:text-properties officeooo:rsid="001cf727"/>
    </style:style>
    <style:style style:name="T2" style:family="text">
      <style:text-properties officeooo:rsid="00203595"/>
    </style:style>
    <style:style style:name="T3" style:family="text">
      <style:text-properties officeooo:rsid="00215621"/>
    </style:style>
    <style:style style:name="T4" style:family="text">
      <style:text-properties officeooo:rsid="002236cd"/>
    </style:style>
    <style:style style:name="T5" style:family="text">
      <style:text-properties officeooo:rsid="00234dc2"/>
    </style:style>
    <style:style style:name="T6" style:family="text">
      <style:text-properties officeooo:rsid="00246306"/>
    </style:style>
    <style:style style:name="T7" style:family="text">
      <style:text-properties officeooo:rsid="00251d5f"/>
    </style:style>
    <style:style style:name="T8" style:family="text">
      <style:text-properties officeooo:rsid="002a397f"/>
    </style:style>
    <style:style style:name="T9" style:family="text">
      <style:text-properties officeooo:rsid="002b0f4e"/>
    </style:style>
    <style:style style:name="T10" style:family="text">
      <style:text-properties officeooo:rsid="002de838"/>
    </style:style>
    <style:style style:name="T11" style:family="text">
      <style:text-properties officeooo:rsid="002f84db"/>
    </style:style>
    <style:style style:name="T12" style:family="text">
      <style:text-properties officeooo:rsid="00309a86"/>
    </style:style>
    <style:style style:name="T13" style:family="text">
      <style:text-properties officeooo:rsid="0032b13a"/>
    </style:style>
    <style:style style:name="T14" style:family="text">
      <style:text-properties officeooo:rsid="0033746f"/>
    </style:style>
    <style:style style:name="T15" style:family="text">
      <style:text-properties officeooo:rsid="0033fbbd"/>
    </style:style>
    <style:style style:name="T16" style:family="text">
      <style:text-properties officeooo:rsid="00349b96"/>
    </style:style>
    <style:style style:name="T17" style:family="text">
      <style:text-properties officeooo:rsid="00355738"/>
    </style:style>
    <style:style style:name="T18" style:family="text">
      <style:text-properties officeooo:rsid="003689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work environments where different people need to work with photos eg. for PR or marketing purposes, sustaining an overview of the availble photos is difficult. This holds especially <text:span text:style-name="T15">true </text:span>when th<text:span text:style-name="T3">e</text:span>se people work in different locations with different filesystems, intranets, external harddrives and the like. The issues of such a fragmented situation were fueled even more with <text:span text:style-name="T3">the </text:span>introduction of <text:span text:style-name="T18">the</text:span> General Data Protection Regulation <text:span text:style-name="T17">of the the European Union </text:span>(<text:span text:style-name="T17">called </text:span>DSGVO <text:span text:style-name="T17">in Germany)</text:span>. Photos contain very sensitive data and different rights are attached them. The personal rights of the people that <text:span text:style-name="T4">are </text:span>shown on the picture as well as the copy rights of the photographer. <text:span text:style-name="T16">This situation represents the framework for this project.</text:span></text:p>
      <text:p text:style-name="P1"/>
      <text:p text:style-name="P1"><text:span text:style-name="T14">R</text:span>equirements:</text:p>
      <text:p text:style-name="P1">- <text:s/>Centralized approach</text:p>
      <text:p text:style-name="P1">- <text:s/>Always availble</text:p>
      <text:p text:style-name="P1">- Secure access</text:p>
      <text:p text:style-name="P1">- User management</text:p>
      <text:p text:style-name="P1">- Possbility to upload and download <text:span text:style-name="T5">multiple </text:span>large files <text:span text:style-name="T1">at once</text:span></text:p>
      <text:p text:style-name="P1">- <text:span text:style-name="T7">Pr</text:span>e<text:span text:style-name="T7">v</text:span>iew <text:span text:style-name="T7">uploaded photos</text:span></text:p>
      <text:p text:style-name="P1">- <text:span text:style-name="T4">Possibilty to upload, s</text:span>ave <text:span text:style-name="T6">and show</text:span> coresponding permssion<text:span text:style-name="T4">s</text:span> <text:span text:style-name="T4">after the originals on paper have beed signed and scanned</text:span></text:p>
      <text:p text:style-name="P1">- Save, <text:span text:style-name="T7">edit and show</text:span> metadata such as</text:p>
      <text:p text:style-name="P1"><text:tab/>- <text:span text:style-name="T1">Name of photo</text:span></text:p>
      <text:p text:style-name="P5">- When was the photo shot?</text:p>
      <text:p text:style-name="P5">- Who shot it?</text:p>
      <text:p text:style-name="P5">- When has it be deleted? (in this case one year after last usage)</text:p>
      <text:p text:style-name="P5">- <text:span text:style-name="T1">What does the permission allow?</text:span></text:p>
      <text:p text:style-name="P5">- <text:span text:style-name="T1">What channels/media are the photos allowed to be used on?</text:span></text:p>
      <text:p text:style-name="P1">- Taging and <text:span text:style-name="T1">f</text:span>iltering</text:p>
      <text:p text:style-name="P1">- Search functionality</text:p>
      <text:p text:style-name="P1">- F<text:span text:style-name="T1">l</text:span>exible <text:span text:style-name="T1">folder/</text:span>file system to cover different needs</text:p>
      <text:p text:style-name="P1"/>
      <text:p text:style-name="P6"><text:span text:style-name="T10">Implmentation</text:span></text:p>
      <text:list xml:id="list4187436884" text:style-name="L1">
        <text:list-item>
          <text:p text:style-name="P7"><text:span text:style-name="T10">Web App</text:span></text:p>
        </text:list-item>
        <text:list-item>
          <text:p text:style-name="P7"><text:span text:style-name="T10">Ruby on Rails</text:span></text:p>
        </text:list-item>
        <text:list-item>
          <text:p text:style-name="P7"><text:span text:style-name="T10">File uploads and management with ActiveStorage of rails</text:span></text:p>
        </text:list-item>
        <text:list-item>
          <text:p text:style-name="P9">AWS S3 for file storage</text:p>
        </text:list-item>
        <text:list-item>
          <text:p text:style-name="P9">Downloads via ZIP straming using zip_tricks</text:p>
        </text:list-item>
        <text:list-item>
          <text:p text:style-name="P9">User management with devise</text:p>
        </text:list-item>
        <text:list-item>
          <text:p text:style-name="P9">Folder structure with act<text:span text:style-name="T11">s</text:span>_as_tree</text:p>
        </text:list-item>
        <text:list-item>
          <text:p text:style-name="P9">Tagging via many-to-many table structure</text:p>
        </text:list-item>
        <text:list-item>
          <text:p text:style-name="P9">Filtering <text:span text:style-name="T12">utilizing</text:span> tagging structure</text:p>
        </text:list-item>
        <text:list-item>
          <text:p text:style-name="P9">Search functionality with flexible conditionals on model level for tags, photographers and year of shooting</text:p>
        </text:list-item>
      </text:list>
      <text:p text:style-name="P8"/>
      <text:p text:style-name="P2">The project can been found in its latest version on <text:a xlink:type="simple" xlink:href="https://photo-mag.herokuapp.com/" text:style-name="Internet_20_link" text:visited-style-name="Visited_20_Internet_20_Link">https://photo-mag.herokuapp.com</text:a></text:p>
      <text:p text:style-name="P2"/>
      <text:p text:style-name="P2">Roadmap:</text:p>
      <text:p text:style-name="P2"/>
      <text:p text:style-name="P4">Technical</text:p>
      <text:p text:style-name="P2">- <text:span text:style-name="T2">Improve eager loading / optimize database access</text:span></text:p>
      <text:p text:style-name="P2">- <text:span text:style-name="T2">Simplify permission table structure</text:span></text:p>
      <text:p text:style-name="P3">- <text:span text:style-name="T3">Optimize responsivness of navigation bar</text:span></text:p>
      <text:p text:style-name="P2">- <text:span text:style-name="T2">Enhance search functionality or implement external one</text:span></text:p>
      <text:p text:style-name="P2">- <text:span text:style-name="T2">Make URLs more speaking</text:span></text:p>
      <text:p text:style-name="P2"><text:soft-page-break/></text:p>
      <text:p text:style-name="P2"/>
      <text:p text:style-name="P4">Features</text:p>
      <text:p text:style-name="P4">- Breadcrumbs</text:p>
      <text:p text:style-name="P4">- Implement user rights concept</text:p>
      <text:p text:style-name="P4">- Allow users to create own tags</text:p>
      <text:p text:style-name="P4">- Allow certain users to create photographers with corresponding contact data</text:p>
      <text:p text:style-name="P4">- Allow users to add and edit meta data to permissions</text:p>
      <text:p text:style-name="P4">- <text:span text:style-name="T13">Rediesgn / make more appealing show page of photos </text:span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1:03:24.492709419</meta:creation-date>
    <dc:date>2020-09-13T12:20:31.691129329</dc:date>
    <meta:editing-duration>PT43M55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389" meta:character-count="2365" meta:non-whitespace-character-count="2027"/>
  </office:meta>
</office:document-meta>
</file>